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1.41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2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Schadstoff t=0</text:p>
          </table:table-cell>
          <table:table-cell table:style-name="ce1" office:value-type="string" calcext:value-type="string">
            <text:p>Schadstoff t=1</text:p>
          </table:table-cell>
          <table:table-cell table:style-name="ce1" office:value-type="string" calcext:value-type="string">
            <text:p>Schadstoff t=2</text:p>
          </table:table-cell>
          <table:table-cell table:style-name="ce1" office:value-type="string" calcext:value-type="string">
            <text:p>Schadstoff t=3</text:p>
          </table:table-cell>
          <table:table-cell table:style-name="ce1" office:value-type="string" calcext:value-type="string">
            <text:p>Schadstoff t=4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 0.8*[.B2]+0.2*[.B3]" office:value-type="float" office:value="0" calcext:value-type="float">
            <text:p>0</text:p>
          </table:table-cell>
          <table:table-cell table:formula="of:= 0.8*[.C2]+0.2*[.C3]" office:value-type="float" office:value="4" calcext:value-type="float">
            <text:p>4</text:p>
          </table:table-cell>
          <table:table-cell table:formula="of:= 0.8*[.D2]+0.2*[.D3]" office:value-type="float" office:value="8.8" calcext:value-type="float">
            <text:p>8,8</text:p>
          </table:table-cell>
          <table:table-cell table:formula="of:= 0.8*[.E2]+0.2*[.E3]" office:value-type="float" office:value="13.28" calcext:value-type="float">
            <text:p>13,2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0.2*[.B2] + 0.6*[.B3]+0.2*[.B4]" office:value-type="float" office:value="20" calcext:value-type="float">
            <text:p>20</text:p>
          </table:table-cell>
          <table:table-cell table:formula="of:=0.2*[.C2] + 0.6*[.C3]+0.2*[.C4]" office:value-type="float" office:value="28" calcext:value-type="float">
            <text:p>28</text:p>
          </table:table-cell>
          <table:table-cell table:formula="of:=0.2*[.D2] + 0.6*[.D3]+0.2*[.D4]" office:value-type="float" office:value="31.2" calcext:value-type="float">
            <text:p>31,2</text:p>
          </table:table-cell>
          <table:table-cell table:formula="of:=0.2*[.E2] + 0.6*[.E3]+0.2*[.E4]" office:value-type="float" office:value="32.48" calcext:value-type="float">
            <text:p>32,4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0.2*[.B3] + 0.6*[.B4]+0.2*[.B5]" office:value-type="float" office:value="80" calcext:value-type="float">
            <text:p>80</text:p>
          </table:table-cell>
          <table:table-cell table:formula="of:=0.2*[.C3] + 0.6*[.C4]+0.2*[.C5]" office:value-type="float" office:value="68" calcext:value-type="float">
            <text:p>68</text:p>
          </table:table-cell>
          <table:table-cell table:formula="of:=0.2*[.D3] + 0.6*[.D4]+0.2*[.D5]" office:value-type="float" office:value="60" calcext:value-type="float">
            <text:p>60</text:p>
          </table:table-cell>
          <table:table-cell table:formula="of:=0.2*[.E3] + 0.6*[.E4]+0.2*[.E5]" office:value-type="float" office:value="54.4" calcext:value-type="float">
            <text:p>54,4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0.2*[.B4]+0.6*[.B5]+0.2*[.B6]" office:value-type="float" office:value="80" calcext:value-type="float">
            <text:p>80</text:p>
          </table:table-cell>
          <table:table-cell table:formula="of:=0.2*[.C4]+0.6*[.C5]+0.2*[.C6]" office:value-type="float" office:value="68" calcext:value-type="float">
            <text:p>68</text:p>
          </table:table-cell>
          <table:table-cell table:formula="of:=0.2*[.D4]+0.6*[.D5]+0.2*[.D6]" office:value-type="float" office:value="60.8" calcext:value-type="float">
            <text:p>60,8</text:p>
          </table:table-cell>
          <table:table-cell table:formula="of:=0.2*[.E4]+0.6*[.E5]+0.2*[.E6]" office:value-type="float" office:value="56.32" calcext:value-type="float">
            <text:p>56,3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0.2*[.B5]+0.8*[.B6]" office:value-type="float" office:value="20" calcext:value-type="float">
            <text:p>20</text:p>
          </table:table-cell>
          <table:table-cell table:formula="of:=0.2*[.C5]+0.8*[.C6]" office:value-type="float" office:value="32" calcext:value-type="float">
            <text:p>32</text:p>
          </table:table-cell>
          <table:table-cell table:formula="of:=0.2*[.D5]+0.8*[.D6]" office:value-type="float" office:value="39.2" calcext:value-type="float">
            <text:p>39,2</text:p>
          </table:table-cell>
          <table:table-cell table:formula="of:=0.2*[.E5]+0.8*[.E6]" office:value-type="float" office:value="43.52" calcext:value-type="float">
            <text:p>43,5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19-04-15T15:30:54.309777000</meta:creation-date>
    <dc:date>2019-05-10T15:48:04.906211000</dc:date>
    <dc:creator>Engelbert Niehaus</dc:creator>
    <meta:editing-duration>P24DT23H12M51S</meta:editing-duration>
    <meta:editing-cycles>1</meta:editing-cycles>
    <meta:document-statistic meta:table-count="1" meta:cell-count="36" meta:object-count="0"/>
    <meta:generator>LibreOffice/6.0.6.2$MacOSX_X86_64 LibreOffice_project/0c292870b25a325b5ed35f6b45599d2ea4458e77</meta:generator>
  </office:meta>
</office:document-meta>
</file>